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58000001C26B69CFBA7D7242C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7pt" style:font-size-asian="7pt" style:font-size-complex="7pt"/>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ab-stops>
          <style:tab-stop style:position="0in"/>
        </style:tab-stops>
      </style:paragraph-properties>
    </style:style>
    <style:style style:name="P5" style:family="paragraph" style:parent-style-name="Standard">
      <style:paragraph-properties fo:text-align="start" style:justify-single-word="false">
        <style:tab-stops>
          <style:tab-stop style:position="6.5in" style:type="right"/>
        </style:tab-stops>
      </style:paragraph-properties>
    </style:style>
    <style:style style:name="P6" style:family="paragraph" style:parent-style-name="Standard">
      <style:paragraph-properties fo:text-align="start" style:justify-single-word="false">
        <style:tab-stops>
          <style:tab-stop style:position="0in"/>
          <style:tab-stop style:position="6.5in" style:type="right"/>
        </style:tab-stops>
      </style:paragraph-properties>
    </style:style>
    <style:style style:name="P7" style:family="paragraph" style:parent-style-name="Standard">
      <style:paragraph-properties>
        <style:tab-stops>
          <style:tab-stop style:position="0in"/>
          <style:tab-stop style:position="6.5in" style:type="right"/>
        </style:tab-stops>
      </style:paragraph-properties>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Title" style:master-page-name="First_20_Page">
      <style:paragraph-properties style:page-number="1"/>
    </style:style>
    <style:style style:name="P16" style:family="paragraph">
      <loext:graphic-properties draw:fill="solid" draw:fill-color="#a0a0a0"/>
      <style:paragraph-properties fo:text-align="center"/>
    </style:style>
    <style:style style:name="T1" style:family="text">
      <style:text-properties fo:font-size="10pt" fo:font-style="italic" style:font-size-asian="10pt" style:font-style-asian="italic" style:font-size-complex="10pt"/>
    </style:style>
    <style:style style:name="T2" style:family="text">
      <style:text-properties fo:font-size="10pt" style:font-size-asian="10pt" style:font-size-complex="10pt"/>
    </style:style>
    <style:style style:name="T3" style:family="text">
      <style:text-properties fo:font-size="7pt" fo:font-style="italic" style:font-size-asian="7pt" style:font-style-asian="italic" style:font-size-complex="7pt"/>
    </style:style>
    <style:style style:name="T4" style:family="text">
      <style:text-properties fo:font-size="8pt" fo:font-style="italic" style:font-size-asian="8pt" style:font-style-asian="italic" style:font-size-complex="8pt"/>
    </style:style>
    <style:style style:name="T5" style:family="text">
      <style:text-properties fo:color="#1155cc" fo:font-size="8pt" fo:font-style="italic" style:text-underline-style="solid" style:text-underline-width="auto" style:text-underline-color="font-color" style:font-size-asian="8pt" style:font-style-asian="italic" style:font-size-complex="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3myby942d2z4"/>Baseline Assessment</text:p>
      <text:p text:style-name="Heading_20_1"><text:bookmark text:name="_ct3027c1tzo0"/>Context</text:p>
      <text:p text:style-name="Standard">The intent of this is to establish a baseline for your organization or team. If you are a leader with people reporting to you, take the perspective of your entire organization. If you are an individual, take the individual perspective. </text:p>
      <text:p text:style-name="Standard"/>
      <text:p text:style-name="Heading_20_1"><text:bookmark text:name="_qez5fwkwg6dr"/>About you and your org</text:p>
      <text:p text:style-name="Standard">Provide some information about your organization. If there are multiple teams, list them. </text:p>
      <text:p text:style-name="Standard"/>
      <text:p text:style-name="Standard">Some questions to guide you. </text:p>
      <text:list xml:id="list345388126" text:style-name="WWNum4">
        <text:list-item>
          <text:p text:style-name="P8">What skills do the team members have? (e.g. FE, BE, FS, …). </text:p>
        </text:list-item>
        <text:list-item>
          <text:p text:style-name="P8">How many of each skill?</text:p>
        </text:list-item>
        <text:list-item>
          <text:p text:style-name="P8">How are they organized? Single team, multiple teams? What’s the organizing principle? (user persona, skill, business domain, technical domain, …)</text:p>
        </text:list-item>
        <text:list-item>
          <text:p text:style-name="P8">Are there any active hiring plans? Any offers made already? Any searches underway? Provide context on why this growth is needed. </text:p>
        </text:list-item>
      </text:list>
      <text:p text:style-name="Standard"/>
      <text:p text:style-name="Heading_20_2"><text:bookmark text:name="_kd90c26t8kd9"/>Your response</text:p>
      <text:p text:style-name="Standard">Provide your response here.</text:p>
      <text:p text:style-name="Standard"/>
      <text:p text:style-name="Heading_20_1"><text:bookmark text:name="_tng1jd96mpxo"/>Outcomes</text:p>
      <text:p text:style-name="Standard">Looking back at the last 12 months, think of the outcomes your organization has already delivered. Focus on outcomes and not tasks. For all the work that was done, what were the outcomes? Normally an outcome should be a simple statement or phrase. </text:p>
      <text:p text:style-name="Standard"/>
      <text:p text:style-name="Heading_20_2"><text:bookmark text:name="_hyz9ippkaj1"/>Examples of business outcomes</text:p>
      <text:list xml:id="list3818171218" text:style-name="WWNum7">
        <text:list-item>
          <text:p text:style-name="P9">Revenue increased by 40%</text:p>
        </text:list-item>
        <text:list-item>
          <text:p text:style-name="P9">MAU increased by 20%</text:p>
        </text:list-item>
        <text:list-item>
          <text:p text:style-name="P9">User engagement increased by 10%, as measured by time spent on a set of pages</text:p>
        </text:list-item>
        <text:list-item>
          <text:p text:style-name="P9">Gross margin improved by 10%</text:p>
        </text:list-item>
        <text:list-item>
          <text:p text:style-name="P9">New revenue stream established with launch of new product offering</text:p>
        </text:list-item>
        <text:list-item>
          <text:p text:style-name="P9"><text:soft-page-break/>Customer satisfaction improved as measured by NPS</text:p>
        </text:list-item>
      </text:list>
      <text:p text:style-name="Standard"/>
      <text:p text:style-name="Heading_20_2"><text:bookmark text:name="_35ehkiycej1l"/>Examples of product outcomes</text:p>
      <text:list xml:id="list406478517" text:style-name="WWNum5">
        <text:list-item>
          <text:p text:style-name="P10">Launch of new product offering</text:p>
        </text:list-item>
        <text:list-item>
          <text:p text:style-name="P10">Release of new capability in product</text:p>
        </text:list-item>
        <text:list-item>
          <text:p text:style-name="P10">Adoption of new capability by 5% of user base</text:p>
        </text:list-item>
        <text:list-item>
          <text:p text:style-name="P10">New insights on user journey </text:p>
        </text:list-item>
      </text:list>
      <text:p text:style-name="Standard"/>
      <text:p text:style-name="Heading_20_2"><text:bookmark text:name="_pvnfk54xjpfx"/>Examples of technology outcomes</text:p>
      <text:p text:style-name="Standard">Include productivity outcomes along with system and technology outcomes. </text:p>
      <text:p text:style-name="Standard"/>
      <text:list xml:id="list3679878601" text:style-name="WWNum1">
        <text:list-item>
          <text:p text:style-name="P11">Page latency reduced by 50% to 50ms</text:p>
        </text:list-item>
        <text:list-item>
          <text:p text:style-name="P11">Service reliability improved by 30% as measured by uptime</text:p>
        </text:list-item>
        <text:list-item>
          <text:p text:style-name="P11">Deployment frequency improved by 100% to average of 10 deployments per week</text:p>
        </text:list-item>
        <text:list-item>
          <text:p text:style-name="P11">Change failure rate improved 2x</text:p>
        </text:list-item>
        <text:list-item>
          <text:p text:style-name="P11">Service scale improved 10x</text:p>
        </text:list-item>
        <text:list-item>
          <text:p text:style-name="P11">Refactor of service completed and deployed; expected gains in troubleshooting and maintainability</text:p>
        </text:list-item>
      </text:list>
      <text:p text:style-name="Standard"/>
      <text:p text:style-name="Heading_20_2"><text:bookmark text:name="_3ac7yhpz8wbh"/>Guiding questions </text:p>
      <text:p text:style-name="Standard"/>
      <text:list xml:id="list3485168724" text:style-name="WWNum6">
        <text:list-item>
          <text:p text:style-name="P12">What business outcomes were achieved by your org? </text:p>
        </text:list-item>
        <text:list-item>
          <text:p text:style-name="P12">What supporting product outcomes were achieved? Connect them with the business outcomes you provided above. </text:p>
        </text:list-item>
        <text:list-item>
          <text:p text:style-name="P12">What supporting technology outcomes were achieved? Connect these with the business and/or product outcomes provided above. </text:p>
        </text:list-item>
        <text:list-item>
          <text:p text:style-name="P12">What outcomes (all types) were planned but not achieved? </text:p>
        </text:list-item>
        <text:list-item>
          <text:p text:style-name="P12">What was the level of alignment between business, product, and technology organizations on these outcomes? How did this change during the time period in consideration? How did the planned direction evolve? Think of direction changes, pivots, etc. </text:p>
        </text:list-item>
      </text:list>
      <text:p text:style-name="Standard"/>
      <text:p text:style-name="Heading_20_2"><text:bookmark text:name="_lzp038wa8y6v"/><text:soft-page-break/>Your response</text:p>
      <text:p text:style-name="Standard">Provide your response here.</text:p>
      <text:p text:style-name="Standard"/>
      <text:p text:style-name="Heading_20_1"><text:bookmark text:name="_l53ofxhbe1fw"/>Technology</text:p>
      <text:p text:style-name="Heading_20_2"><text:bookmark text:name="_37idcho3xfg"/>Guiding questions</text:p>
      <text:list xml:id="list3089717679" text:style-name="WWNum2">
        <text:list-item>
          <text:p text:style-name="P13">What technology is your org responsible for? List the services you operate, the APIs you provide, the code repos you own…</text:p>
        </text:list-item>
        <text:list-item>
          <text:p text:style-name="P13">What is the state of this technology? </text:p>
        </text:list-item>
        <text:list-item>
          <text:p text:style-name="P13">How difficult is it to troubleshoot? </text:p>
        </text:list-item>
        <text:list-item>
          <text:p text:style-name="P13">How difficult is it to make changes? </text:p>
        </text:list-item>
        <text:list-item>
          <text:p text:style-name="P13">How would you characterize your technical debt? Of the areas with high technical debt, which areas are mostly static, and which areas require change? </text:p>
        </text:list-item>
        <text:list-item>
          <text:p text:style-name="P13">Where could we see good improvement by spending a sprint or two refactoring code? </text:p>
        </text:list-item>
        <text:list-item>
          <text:p text:style-name="P13">Do the repos in which you have active change, what is the level of automated test coverage? How confident are you that breaking changes will be caught before reaching production? </text:p>
        </text:list-item>
        <text:list-item>
          <text:p text:style-name="P13">What areas do we need to make technology investments in? </text:p>
        </text:list-item>
        <text:list-item>
          <text:p text:style-name="P13">What are some key components of our forward looking technology strategy? </text:p>
        </text:list-item>
      </text:list>
      <text:p text:style-name="Standard"/>
      <text:p text:style-name="Heading_20_2"><text:bookmark text:name="_lmcn2yliryeh"/>Your response</text:p>
      <text:p text:style-name="Standard">Provide your response here.</text:p>
      <text:p text:style-name="Heading_20_1"><text:bookmark text:name="_27u9chbpzyq5"/>Culture</text:p>
      <text:p text:style-name="Heading_20_2"><text:bookmark text:name="_z5ygavf5osjw"/>Guiding questions</text:p>
      <text:list xml:id="list1222457223" text:style-name="WWNum3">
        <text:list-item>
          <text:p text:style-name="P14">What five words describe the culture of your org? (e.g. sense of ownership, accountability, collaborative, team work, sense of urgency, …)</text:p>
        </text:list-item>
        <text:list-item>
          <text:p text:style-name="P14">What values are honored by your org? List between 3 and 10 values. (e.g. trust, reliability, independence, …)</text:p>
        </text:list-item>
        <text:list-item>
          <text:p text:style-name="P14">How do team members in your org hold each other accountable to living the values of the org? Think of behaviors that honor the values, and behaviors that trample the values. How do team members have conversations with each other about honoring and trampling values? </text:p>
        </text:list-item>
        <text:list-item>
          <text:p text:style-name="P14">What would you like to change about the culture of your org? </text:p>
        </text:list-item>
      </text:list>
      <text:p text:style-name="Standard"/>
      <text:p text:style-name="Heading_20_2"><text:bookmark text:name="_h6vq4ipjjkvt"/>Your response</text:p>
      <text:p text:style-name="Standard">Provide your response here.</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fo:font-size="8pt" fo:font-style="italic" style:text-underline-style="solid" style:text-underline-width="auto" style:text-underline-color="font-color" style:font-size-asian="8pt" style:font-style-asian="italic"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start" style:justify-single-word="false"/>
      <style:text-properties fo:font-size="7pt" style:font-size-asian="7pt" style:font-size-complex="7pt"/>
    </style:style>
    <style:style style:name="MP3" style:family="paragraph" style:parent-style-name="Standard">
      <style:paragraph-properties fo:text-align="end" style:justify-single-word="false"/>
    </style:style>
    <style:style style:name="MP4" style:family="paragraph">
      <loext:graphic-properties draw:fill="solid" draw:fill-color="#a0a0a0"/>
      <style:paragraph-properties fo:text-align="center"/>
    </style:style>
    <style:style style:name="MP5" style:family="paragraph" style:parent-style-name="Standard">
      <style:paragraph-properties fo:text-align="start" style:justify-single-word="false">
        <style:tab-stops>
          <style:tab-stop style:position="6.5in" style:type="right"/>
        </style:tab-stops>
      </style:paragraph-properties>
    </style:style>
    <style:style style:name="MP6" style:family="paragraph" style:parent-style-name="Standard">
      <style:paragraph-properties fo:text-align="end" style:justify-single-word="false">
        <style:tab-stops>
          <style:tab-stop style:position="0in"/>
        </style:tab-stops>
      </style:paragraph-properties>
    </style:style>
    <style:style style:name="MP7" style:family="paragraph" style:parent-style-name="Standard">
      <style:paragraph-properties fo:text-align="start" style:justify-single-word="false">
        <style:tab-stops>
          <style:tab-stop style:position="0in"/>
          <style:tab-stop style:position="6.5in" style:type="right"/>
        </style:tab-stops>
      </style:paragraph-properties>
    </style:style>
    <style:style style:name="MP8" style:family="paragraph" style:parent-style-name="Standard">
      <style:paragraph-properties>
        <style:tab-stops>
          <style:tab-stop style:position="0in"/>
          <style:tab-stop style:position="6.5in" style:type="right"/>
        </style:tab-stops>
      </style:paragraph-properties>
    </style:style>
    <style:style style:name="MT1" style:family="text">
      <style:text-properties fo:font-size="7pt" fo:font-style="italic" style:font-size-asian="7pt" style:font-style-asian="italic" style:font-size-complex="7pt"/>
    </style:style>
    <style:style style:name="MT2" style:family="text">
      <style:text-properties fo:font-size="10pt" fo:font-style="italic" style:font-size-asian="10pt" style:font-style-asian="italic" style:font-size-complex="10pt"/>
    </style:style>
    <style:style style:name="MT3" style:family="text">
      <style:text-properties fo:font-size="8pt" fo:font-style="italic" style:font-size-asian="8pt" style:font-style-asian="italic" style:font-size-complex="8pt"/>
    </style:style>
    <style:style style:name="MT4" style:family="text">
      <style:text-properties fo:color="#1155cc" fo:font-size="8pt" fo:font-style="italic" style:text-underline-style="solid" style:text-underline-width="auto" style:text-underline-color="font-color" style:font-size-asian="8pt" style:font-style-asian="italic"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
        <text:p text:style-name="MP3"><draw:rect text:anchor-type="as-char" style:rel-width="100%" draw:z-index="3" draw:style-name="Mgr1" draw:text-style-name="MP4" svg:width="0.0012in" svg:height="0.0213in"><text:p/></draw:rect></text:p>
        <text:p text:style-name="MP5"><text:page-number text:select-page="current">4</text:page-number><text:tab/><draw:frame draw:style-name="Mfr1" draw:name="image2.png" text:anchor-type="as-char" svg:width="0.828in" svg:height="0.2327in" draw:z-index="6"><draw:image xlink:href="Pictures/1000020100000658000001C26B69CFBA7D7242CF.png" xlink:type="simple" xlink:show="embed" xlink:actuate="onLoad" loext:mime-type="image/png"/></draw:frame></text:p>
        <text:p text:style-name="MP3"><text:span text:style-name="MT1">Transforming Organizations through Bold &amp; Authentic Leadership</text:span></text:p>
      </style:footer>
    </style:master-page>
    <style:master-page style:name="First_20_Page" style:display-name="First Page" style:page-layout-name="Mpm1" style:next-style-name="Standard">
      <style:header>
        <text:p text:style-name="MP1"><draw:frame draw:style-name="Mfr1" draw:name="image3.png" text:anchor-type="as-char" svg:width="2.8957in" svg:height="0.7984in" draw:z-index="0"><draw:image xlink:href="Pictures/1000020100000658000001C26B69CFBA7D7242CF.png" xlink:type="simple" xlink:show="embed" xlink:actuate="onLoad" loext:mime-type="image/png"/></draw:frame></text:p>
        <text:p text:style-name="MP1"><text:span text:style-name="MT2">Transforming organizations through bold &amp; authentic leadership</text:span></text:p>
      </style:header>
      <style:footer>
        <text:p text:style-name="MP6"><draw:rect text:anchor-type="as-char" style:rel-width="100%" draw:z-index="7" draw:style-name="Mgr1" draw:text-style-name="MP4" svg:width="0.0012in" svg:height="0.0213in"><text:p/></draw:rect></text:p>
        <text:p text:style-name="MP7"><text:page-number text:select-page="current">1</text:page-number><text:tab/><draw:frame draw:style-name="Mfr1" draw:name="image1.png" text:anchor-type="as-char" svg:width="0.828in" svg:height="0.2327in" draw:z-index="8"><draw:image xlink:href="Pictures/1000020100000658000001C26B69CFBA7D7242CF.png" xlink:type="simple" xlink:show="embed" xlink:actuate="onLoad" loext:mime-type="image/png"/></draw:frame></text:p>
        <text:p text:style-name="MP3"><text:span text:style-name="MT1">Transforming Organizations through Bold &amp; Authentic Leadership</text:span></text:p>
        <text:p text:style-name="MP8"><text:span text:style-name="MT3"><text:tab/>Copyright HLN. </text:span><text:a xlink:type="simple" xlink:href="https://github.com/jawahar/hln/blob/main/LICENSE" text:style-name="ListLabel_20_64" text:visited-style-name="ListLabel_20_64"><text:span text:style-name="MT4">License</text:span></text:a><text:span text:style-name="MT3">. Last updated 15 Dec 202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2" meta:word-count="720" meta:character-count="4381" meta:non-whitespace-character-count="3740"/>
    <meta:generator>LibreOfficeDev/6.0.5.2$Linux_X86_64 LibreOffice_project/</meta:generator>
  </office:meta>
</office:document-meta>
</file>